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44mm"/>
    </style:style>
    <style:style style:name="co2" style:family="table-column">
      <style:table-column-properties fo:break-before="auto" style:column-width="256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0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24mm" fo:break-before="auto" style:use-optimal-row-height="fals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11.24mm" fo:break-before="auto" style:use-optimal-row-height="false"/>
    </style:style>
    <style:style style:name="ro9" style:family="table-row">
      <style:table-row-properties style:row-height="5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ext-properties style:font-name="DejaVu Serif"/>
    </style:style>
    <style:style style:name="ce3" style:family="table-cell" style:parent-style-name="Default">
      <style:table-cell-properties fo:background-color="#a7074b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b2b2b2"/>
      <style:text-properties style:font-name="DejaVu Serif" fo:font-size="12pt" style:font-size-asian="12pt" style:font-size-complex="12pt"/>
    </style:style>
    <style:style style:name="ce5" style:family="table-cell" style:parent-style-name="Default">
      <style:text-properties style:font-name="DejaVu Serif" fo:font-size="12pt" style:font-size-asian="12pt" style:font-size-complex="12pt"/>
    </style:style>
    <style:style style:name="ce6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a6099" style:font-name="DejaVu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DejaVu Serif" fo:font-size="12pt" style:font-name-asian="DejaVu Sans" style:font-size-asian="12pt" style:font-name-complex="DejaVu Sans" style:font-size-complex="12pt"/>
    </style:style>
    <style:style style:name="ce11" style:family="table-cell" style:parent-style-name="Default">
      <style:text-properties style:font-name="DejaVu Serif" fo:font-size="12pt" style:font-name-asian="DejaVu Sans1" style:font-size-asian="12pt" style:font-name-complex="DejaVu Sans1" style:font-size-complex="12pt"/>
    </style:style>
    <style:style style:name="ce13" style:family="table-cell" style:parent-style-name="Defaul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a7074b"/>
      <style:text-properties style:font-name="DejaVu Serif"/>
    </style:style>
    <style:style style:name="ce28" style:family="table-cell" style:parent-style-name="Default">
      <style:table-cell-properties fo:background-color="#b2b2b2"/>
      <style:text-properties style:font-name="DejaVu Serif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size-asian="12pt" style:font-size-complex="12pt" style:font-weight-asian="bold" style:font-weight-complex="bold"/>
    </style:style>
    <style:style style:name="T5" style:family="text">
      <style:text-properties style:font-size-asian="12pt" style:font-size-complex="12pt"/>
    </style:style>
    <style:style style:name="T6" style:family="text">
      <style:text-properties style:font-name="DejaVu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DejaVu Serif"/>
    </style:style>
    <style:style style:name="T9" style:family="text">
      <style:text-properties style:font-name="DejaVu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fo:color="#c9211e" style:font-name="DejaVu Serif" fo:font-size="12pt" fo:font-weight="bold" style:text-underline-style="none" style:text-underline-color="font-color" style:text-line-through-type="none" fo:font-style="italic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DejaVu Serif" fo:font-size="12pt" style:text-underline-style="none" style:text-underline-color="font-color" style:text-line-through-type="none" fo:font-style="italic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DejaVu Serif" fo:font-size="12pt" style:text-underline-style="none" style:text-underline-color="font-color" style:text-line-through-type="none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tyle="normal"/>
    </style:style>
    <style:style style:name="T15" style:family="text">
      <style:text-properties style:font-name="DejaVu Serif" fo:font-size="12pt" style:text-underline-style="none" style:text-underline-color="font-color" style:text-line-through-type="none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tyle="italic"/>
    </style:style>
    <style:style style:name="T16" style:family="text">
      <style:text-properties style:font-name="DejaVu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c9211e" fo:font-weight="bold" style:font-weight-asian="bold" style:font-weight-complex="bold" style:font-name="DejaVu Serif" fo:font-size="12pt" style:text-underline-style="none" style:text-underline-color="font-color" style:text-line-through-type="none" fo:font-style="italic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ize="12pt" style:text-underline-style="none" style:text-underline-color="font-color" style:text-line-through-type="none" style:text-outline="false" fo:text-shadow="none" style:text-line-through-mode="continuous" fo:language="el" fo:country="GR" style:language-asian="zh" style:country-asian="CN" style:language-complex="hi" style:country-complex="IN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tyle="normal" style:font-name-asian="DejaVu Sans" style:font-name-complex="DejaVu Sans"/>
    </style:style>
    <style:style style:name="T20" style:family="text">
      <style:text-properties fo:font-weight="bold" style:font-weight-asian="bold" style:font-weight-complex="bold" style:font-name="DejaVu Serif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DejaVu Serif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visibility="collapse" table:number-columns-repeated="62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Sprint Backlog</text:p>
          </table:table-cell>
          <table:covered-table-cell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ser Story</text:p>
          </table:table-cell>
          <table:table-cell table:style-name="ce27" table:number-columns-repeated="62"/>
        </table:table-row>
        <table:table-row table:style-name="ro4">
          <table:table-cell table:style-name="ce4" office:value-type="string" calcext:value-type="string">
            <text:p>U01</text:p>
          </table:table-cell>
          <table:table-cell table:style-name="ce6" office:value-type="string" calcext:value-type="string">
            <text:p>Ως εγγεγραμμένος χρήστης θέλω να μπορώ να συνδεθώ στο σύστημα</text:p>
          </table:table-cell>
          <table:table-cell table:style-name="ce28"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6">
          <table:table-cell table:style-name="ce5"/>
          <table:table-cell table:style-name="ce8" office:value-type="string" calcext:value-type="string">
            <text:p><text:span text:style-name="T1">Σενάριο</text:span>: Εγγεγραμμένος χρήστης συνδέει τον λογαριασμό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εγγεγραμμένος χρήστης και είμαι στην σελίδα εισόδου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διαπιστευτήριά μ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άω το κουμπί “Είσοδος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Τότε</text:span> το σύστημα με αναγνωρίζει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2</text:p>
          </table:table-cell>
          <table:table-cell table:style-name="ce6" office:value-type="string" calcext:value-type="string">
            <text:p>Ως χρήστης “γραμματεία” θέλω να μπορώ να δημιουργήσω χρήστες “γραμματεία”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λογαριασμό “γραμματεία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3</text:p>
          </table:table-cell>
          <table:table-cell table:style-name="ce6" office:value-type="string" calcext:value-type="string">
            <text:p>Ως χρήστης “γραμματεία” θέλω να μπορώ να δημιουργήσω χρήστες “φοιτητής”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λογαριασμό “φοιτητής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4</text:p>
          </table:table-cell>
          <table:table-cell table:style-name="ce6" office:value-type="string" calcext:value-type="string">
            <text:p>Ως χρήστης “γραμματεία” θέλω να μπορώ να δημιουργήσω χρήστες “καθηγητής”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λογαριασμό “καθηγητής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5</text:p>
          </table:table-cell>
          <table:table-cell table:style-name="ce6" office:value-type="string" calcext:value-type="string">
            <text:p>Ως χρήστης “γραμματεία” θέλω να μπορώ να δημιουργήσω μαθήματα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“γραμματεία” δημιουργεί μαθήματα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μαθημάτω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ισάγω τα στοιχεία του μαθήματος (Τίτλος, τύπος, πόντους, εξάμηνο)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δημιουργεί το μάθημ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6</text:p>
          </table:table-cell>
          <table:table-cell table:style-name="ce6" office:value-type="string" calcext:value-type="string">
            <text:p>Ως χρήστης “γραμματεία” θέλω να μπορώ να δημιουργώ προαπαιτούμενα μαθήματα σε ένα μάθημα</text:p>
          </table:table-cell>
          <table:table-cell table:number-columns-repeated="62"/>
        </table:table-row>
        <table:table-row table:style-name="ro5">
          <table:table-cell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7">
          <table:table-cell/>
          <table:table-cell table:style-name="ce8" office:value-type="string" calcext:value-type="string">
            <text:p><text:span text:style-name="T1">Σενάριο</text:span>: Ο χρήστης “γραμματεία” να μπορεί να επιλέγει και να προσθέτει τα προαπαιτούμενα μαθήματα σε ένα μάθημα</text:p>
          </table:table-cell>
          <table:table-cell table:number-columns-repeated="62"/>
        </table:table-row>
        <table:table-row table:style-name="ro4">
          <table:table-cell/>
          <table:table-cell table:style-name="ce9" office:value-type="string" calcext:value-type="string">
            <text:p><text:span text:style-name="T2">Δεδομένου</text:span><text:span text:style-name="T3"> τι είμαι χρήστης “γραμματεία” και είμαι στην σελίδα προσθήκης μαθημάτων </text:span>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2">Όταν</text:span> επιλέγω προσθήκη προαπαιτούμενων μαθήματος 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6">Και</text:span><text:span text:style-name="T7"> επιλέξω το </text:span><text:span text:style-name="T8">μάθημα</text:span> 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2">Και</text:span> επιλέξω τα προαπαιτούμενα μαθήματα 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2">Και</text:span>  επιλέγοντας του κουμπί “αποθήκευση”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<text:span text:style-name="T4">Τότε</text:span><text:span text:style-name="T5"> το σύστημα θα αποθηκεύει τα προαπαιτούμενα μαθήματα που έβαλ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7</text:p>
          </table:table-cell>
          <table:table-cell table:style-name="ce6" office:value-type="string" calcext:value-type="string">
            <text:p>Ως χρήστης "φοιτητής" θέλω να μπορώ να επιλέγω μαθήματα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φοιτητής εισάγει μαθήματα από το πρόγραμμα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φοιτητής και βρίσκομαι στην σελίδα διαχείρισης μαθημάτω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6">Όταν</text:span><text:span text:style-name="T7">  επιλέγω κάποιο μάθ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Τότε </text:span><text:span text:style-name="T7">το σύστημα θα εφαρμόζει τις αλλαγές που έχω κάνει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8</text:p>
          </table:table-cell>
          <table:table-cell table:style-name="ce6" office:value-type="string" calcext:value-type="string">
            <text:p>Ως χρήστης “καθηγητής” θέλω να βάζω την βαθμολογία στους φοιτητές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Χρήστης “καθηγητής” προσθέτει την βαθμολογία των φοιτητών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“καθηγητής” και βρίσκομαι στην σελίδα επεξεργασία βαθμολογίας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6">Όταν </text:span><text:span text:style-name="T7">πατήσω το κουμπί “Προσθήκη βαθμού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μάθ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φοιτητή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βαθμό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3" office:value-type="string" calcext:value-type="string">
            <text:p>Τότε<text:span text:style-name="T3"> το σύστημα θα εφαρμόζει τις αλλαγές που έκαν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09</text:p>
          </table:table-cell>
          <table:table-cell table:style-name="ce6" office:value-type="string" calcext:value-type="string">
            <text:p>Ως συνδεμένος χρήστης θέλω να μπορώ να βλέπω τις πληροφορίες του λογαριασμού μου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συνδεμένος χρήστης βλέπει πληροφορίες για τον λογαριασμό του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συνδεμένος στο σύστ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Όταν</text:span> επιλέξω την επιλογή “Προφίλ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Τότε</text:span><text:span text:style-name="T7"> να μεταβαίνω στη σελίδα “Προφίλ” όπου θα μπορώ να βλέπω τις πληροφορίες του λογαριασμού μου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8">
          <table:table-cell table:style-name="ce4" office:value-type="string" calcext:value-type="string">
            <text:p>U10</text:p>
          </table:table-cell>
          <table:table-cell table:style-name="ce6" office:value-type="string" calcext:value-type="string">
            <text:p><text:span text:style-name="T9">Ως χρήστης “φοιτητής”</text:span> θέλω να μπορώ να βλέπω γενικές πληροφορίες που σχετίζονται με εμένα (μαθήματα/δηλώσεις/βαθμολογίες)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φοιτητής βλέπει γενικές πληροφορίες που σχετίζονται με τον ίδιο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είμαι χρήστης φοιτητής και βρίσκομαι στην σελίδα “γενικών πληροφοριών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Όταν <text:span text:style-name="T3">πατήσω</text:span><text:span text:style-name="T2"> </text:span><text:span text:style-name="T3">το κουμπί “προβολή μαθημάτων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θέλω να βλέπω τις πληροφορίες που σχετίζονται με τα μαθήματα μου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1</text:p>
          </table:table-cell>
          <table:table-cell table:style-name="ce6" office:value-type="string" calcext:value-type="string">
            <text:p>Ως χρήστης “γραμματεία/καθηγητής” θέλω να μπορώ να δημιουργώ ανακοινώσεις 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γραμματεία/καθηγητής να μπορεί να επιλέγει και να προσθέτει ανακοινώσεις 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είμαι χρήστης “γραμματεία/καθηγητής” και είμαι στην κεντρική σελίδα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Όταν </text:span><text:span text:style-name="T11"> πατήσω το κουμπί "προσθήκη ανακοινώσεις"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Και  <text:span text:style-name="T3">συμπληρώσω τα στοιχεία</text:span><text:span text:style-name="T2">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Και <text:span text:style-name="T3">πατήσω οριστικοποίηση 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το σύστημα θα αποθηκεύει την ανακοινώσει που έκαν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2</text:p>
          </table:table-cell>
          <table:table-cell table:style-name="ce6" office:value-type="string" calcext:value-type="string">
            <text:p>Ως χρήστης θέλω να βλέπω τις ανακοινώσεις που υπάρχου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">Σενάριο</text:span>: Ο χρήστης βλέπει τις ανακοινώσει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2">Δεδομένου</text:span><text:span text:style-name="T3"> ότι ο χρήστης είναι συνδεμένος στο σύστ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Όταν </text:span><text:span text:style-name="T7">θα πηγαίνει στην σελίδα ανακοινώσεω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6">Τότε</text:span><text:span text:style-name="T7"> θα μπορεί να βλέπει τις ανακοινώσεις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3</text:p>
          </table:table-cell>
          <table:table-cell table:style-name="ce6" office:value-type="string" calcext:value-type="string">
            <text:p><text:span text:style-name="T9">Ως χρήστης “γραμματεία” </text:span>θέλω να εισάγω μαθήματα στο πρόγραμμα σπουδώ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2">Σενάριο</text:span><text:span text:style-name="T13">: Χρήστης “</text:span><text:span text:style-name="T14">γραμματεία</text:span><text:span text:style-name="T15">” προσθέτει μαθήματα στο πρόγραμμα σπουδώ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16">Δεδομένου</text:span><text:span text:style-name="T17"> ότι είμαι χρήστης “γραμματεία</text:span><text:span text:style-name="T3">” και βρίσκομαι στην σελίδα επεξεργασία προγράμματος σπουδών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20" office:value-type="string" calcext:value-type="string">
            <text:p>Όταν <text:span text:style-name="T3">πατήσω το κουμπί “προσθήκη μαθήματος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Και <text:span text:style-name="T3">επιλέξω το μαθήματ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10">Τότε</text:span><text:span text:style-name="T11"> το σύστημα θα αποθηκεύει τα  μαθήματα που έβαλα στο πρόγραμμα σπουδών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4" office:value-type="string" calcext:value-type="string">
            <text:p>U14</text:p>
          </table:table-cell>
          <table:table-cell table:style-name="ce6" office:value-type="string" calcext:value-type="string">
            <text:p><text:span text:style-name="T9">Ως χρήστης “γραμματεία</text:span>” θέλω να βάζω την βαθμολογία στους φοιτητές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8" office:value-type="string" calcext:value-type="string">
            <text:p><text:span text:style-name="T12">Σενάριο</text:span><text:span text:style-name="T13">: Χρήστης “</text:span><text:span text:style-name="T14">γραμματεία</text:span>” προσθέτει την βαθμολογία των φοιτητών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9" office:value-type="string" calcext:value-type="string">
            <text:p><text:span text:style-name="T16">Δεδομένου</text:span><text:span text:style-name="T17"> ότι είμαι χρήστης “γραμματεία</text:span><text:span text:style-name="T3">” και βρίσκομαι στην σελίδα επεξεργασία βαθμολογίας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0" office:value-type="string" calcext:value-type="string">
            <text:p><text:span text:style-name="T6">Όταν </text:span><text:span text:style-name="T7">πατήσω το κουμπί “Προσθήκη βαθμού”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μάθημα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φοιτητή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1" office:value-type="string" calcext:value-type="string">
            <text:p><text:span text:style-name="T6">Και </text:span><text:span text:style-name="T7">επιλέξω το βαθμό</text:span>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62"/>
        </table:table-row>
        <table:table-row table:style-name="ro4">
          <table:table-cell table:style-name="ce5"/>
          <table:table-cell table:style-name="ce13" office:value-type="string" calcext:value-type="string">
            <text:p>Τότε<text:span text:style-name="T3"> το σύστημα θα εφαρμόζει τις αλλαγές που έκανα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5">
          <table:table-cell table:style-name="ce4" office:value-type="string" calcext:value-type="string">
            <text:p>U15</text:p>
          </table:table-cell>
          <table:table-cell table:style-name="ce6" office:value-type="string" calcext:value-type="string">
            <text:p><text:span text:style-name="T9">Ως χρήστης “γραμματεία</text:span>” θέλω να εκτυπώνω την αναλυτική κατάσταση των φοιτητώ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7" office:value-type="string" calcext:value-type="string">
            <text:p>Κριτήρια αποδοχής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8" office:value-type="string" calcext:value-type="string">
            <text:p><text:span text:style-name="T18">Σενάριο</text:span><text:span text:style-name="T13">: Χρήστης “</text:span><text:span text:style-name="T19">γραμματεία</text:span>” εκτυπώνει την αναλυτική κατάσταση των φοιτητών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9" office:value-type="string" calcext:value-type="string">
            <text:p><text:span text:style-name="T20">Δεδομένου</text:span><text:span text:style-name="T17"> ότι είμαι χρήστης </text:span><text:span text:style-name="T21">γραμματεία</text:span><text:span text:style-name="T3"> και βρίσκομαι στην κεντρική σελίδα </text:span>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9" office:value-type="string" calcext:value-type="string">
            <text:p>Όταν <text:span text:style-name="T3">πατήσω</text:span><text:span text:style-name="T2"> </text:span><text:span text:style-name="T3">το κουμπί “εκτυπώσει αναλυτικής κατάστασης φοιτητών”</text:span></text:p>
          </table:table-cell>
          <table:table-cell table:number-columns-repeated="62"/>
        </table:table-row>
        <table:table-row table:style-name="ro5">
          <table:table-cell table:style-name="ce5"/>
          <table:table-cell table:style-name="ce10" office:value-type="string" calcext:value-type="string">
            <text:p><text:span text:style-name="T10">Τότε</text:span><text:span text:style-name="T11"> το σύστημα θα εκτυπώνει την αναλυτική κατάσταση</text:span>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style-name="ce5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5">
          <table:table-cell table:style-name="ce5"/>
          <table:table-cell table:style-name="ce13"/>
          <table:table-cell table:number-columns-repeated="62"/>
        </table:table-row>
        <table:table-row table:style-name="ro2" table:number-rows-repeated="10484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l" fo:country="G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20:39:41.3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1:49:21.760968807</meta:creation-date>
    <dc:date>2019-12-16T20:42:14.756000000</dc:date>
    <meta:editing-duration>PT59M41S</meta:editing-duration>
    <meta:editing-cycles>17</meta:editing-cycles>
    <meta:generator>LibreOffice/6.3.3.2$Windows_X86_64 LibreOffice_project/a64200df03143b798afd1ec74a12ab50359878ed</meta:generator>
    <meta:document-statistic meta:table-count="1" meta:cell-count="131" meta:object-count="0"/>
  </office:meta>
</office:document-meta>
</file>